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, 2/10/2017</text:p>
      <text:p text:style-name="Standard">Luiss Enlabs.</text:p>
      <text:p text:style-name="Standard"/>
      <text:p text:style-name="Standard">Pix nasce dalla passione di cinque fotografi per dare ad altri appassionati la possibilità di creare eventi ad hoc. Tramite la nostra App sarà possibile creare e partecipare ad eventi organizzati da fotografi per fotografi: professionisti e neofiti. La nostra forza risiede nella community di “Pixeliani” e nella semplicità di connettere gli utenti. La geolocalizzazione permette di accedere agli eventi in qualunque parte del mondo.</text:p>
      <text:p text:style-name="Standard">Pix si distingue dai competitors per l’interfaccia disegnata appositamente perché chiunque dai più giovani ai più anziani possano trovarsi agevolati nell’utilizzo della piattaforma. Un rigoroso controllo degli eventi e degli utenti garantisce una sicurezza per tutti gli utenti. <text:bookmark text:name="_GoBack"/></text:p>
      <text:p text:style-name="Standard">Aggiungere: -caratteristiche tecniche dell'ap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Galdi</meta:initial-creator>
    <meta:editing-cycles>4</meta:editing-cycles>
    <meta:creation-date>2017-10-02T16:23:00</meta:creation-date>
    <dc:date>2017-10-03T09:51:21.39</dc:date>
    <meta:editing-duration>PT12S</meta:editing-duration>
    <meta:generator>OpenOffice.org/3.4.1$Win32 OpenOffice.org_project/341m1$Build-9593</meta:generator>
    <meta:document-statistic meta:table-count="0" meta:image-count="0" meta:object-count="0" meta:page-count="1" meta:paragraph-count="5" meta:word-count="111" meta:character-count="7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